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45" calcext:value-type="float">
            <text:p>745</text:p>
          </table:table-cell>
          <table:table-cell table:style-name="ce7" table:formula="of:=COUNTIF([.B7:.B999];&quot;X&quot;)" office:value-type="float" office:value="634" calcext:value-type="float">
            <text:p>634</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4" calcext:value-type="float">
            <text:p>84</text:p>
          </table:table-cell>
          <table:table-cell table:style-name="ce25" table:formula="of:=SUM([.B2:.F2])" office:value-type="float" office:value="792" calcext:value-type="float">
            <text:p>7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0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7">00/00/0000</text:date>, <text:time style:data-style-name="N2" text:time-value="22:25:15.6205502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7T22:26:11.036084599</dc:date>
    <meta:editing-duration>PT21H22M58S</meta:editing-duration>
    <meta:editing-cycles>733</meta:editing-cycles>
    <meta:document-statistic meta:table-count="1" meta:cell-count="4480" meta:object-count="0"/>
  </office:meta>
</office:document-meta>
</file>